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solid #acacac"/>
    </style:style>
    <style:style style:name="ce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ff0000"/>
    </style:style>
    <style:style style:name="ce4" style:family="table-cell" style:parent-style-name="Default">
      <style:table-cell-properties fo:border-bottom="0.74pt solid #ff0000" style:diagonal-bl-tr="none" style:diagonal-tl-br="none" fo:border-left="none" fo:padding="0.071cm" fo:border-right="none" style:rotation-align="none" fo:border-top="none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none" style:rotation-align="none" fo:border-top="2.49pt solid #acacac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2.49pt solid #acacac" style:diagonal-bl-tr="none" style:diagonal-tl-br="none" fo:background-color="transparent" fo:border-left="2.49pt solid #ff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acacac" style:diagonal-bl-tr="none" style:diagonal-tl-br="none" fo:border-left="none" fo:padding="0.071cm" fo:border-right="none" style:rotation-align="none" fo:border-top="none"/>
    </style:style>
    <style:style style:name="ce12" style:family="table-cell" style:parent-style-name="Default" style:data-style-name="N36">
      <style:table-cell-properties fo:padding="0.071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number-columns-repeated="20" table:default-cell-style-name="Default"/>
        <table:table-row table:style-name="ro1">
          <table:table-cell table:style-name="ce1" office:value-type="string" calcext:value-type="string">
            <text:p>ChimeraList</text:p>
          </table:table-cell>
          <table:table-cell table:style-name="ce1" table:number-columns-repeated="2"/>
          <table:table-cell table:style-name="ce6" office:value-type="string" calcext:value-type="string">
            <text:p>Emotion(H/S)</text:p>
          </table:table-cell>
          <table:table-cell table:style-name="ce6" office:value-type="string" calcext:value-type="string">
            <text:p>Envelope/FinS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Juan</text:p>
          </table:table-cell>
          <table:table-cell table:style-name="ce1" office:value-type="string" calcext:value-type="string">
            <text:p>jorge</text:p>
          </table:table-cell>
          <table:table-cell table:style-name="ce1" office:value-type="string" calcext:value-type="string">
            <text:p>Sebastian</text:p>
          </table:table-cell>
          <table:table-cell table:style-name="ce1" office:value-type="string" calcext:value-type="string">
            <text:p>diaz</text:p>
          </table:table-cell>
          <table:table-cell table:style-name="ce1" office:value-type="string" calcext:value-type="string">
            <text:p>Nestor</text:p>
          </table:table-cell>
          <table:table-cell table:style-name="ce1" office:value-type="string" calcext:value-type="string">
            <text:p>ruth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Melisa</text:p>
          </table:table-cell>
          <table:table-cell table:style-name="ce1" office:value-type="string" calcext:value-type="string">
            <text:p>ricardo</text:p>
          </table:table-cell>
          <table:table-cell table:style-name="ce1" office:value-type="string" calcext:value-type="string">
            <text:p>Berta</text:p>
          </table:table-cell>
          <table:table-cell table:style-name="ce1" office:value-type="string" calcext:value-type="string">
            <text:p>Julio </text:p>
          </table:table-cell>
          <table:table-cell table:style-name="ce1" office:value-type="string" calcext:value-type="string">
            <text:p>CecilA</text:p>
          </table:table-cell>
          <table:table-cell table:style-name="ce1" office:value-type="string" calcext:value-type="string">
            <text:p>Jose</text:p>
          </table:table-cell>
          <table:table-cell table:style-name="ce9" office:value-type="string" calcext:value-type="string">
            <text:p>EnvelopeAVG</text:p>
          </table:table-cell>
          <table:table-cell table:style-name="ce10" office:value-type="string" calcext:value-type="string">
            <text:p>Variance</text:p>
          </table:table-cell>
          <table:table-cell table:style-name="ce11" office:value-type="string" calcext:value-type="string">
            <text:p>SD</text:p>
          </table:table-cell>
          <table:table-cell table:style-name="ce11" office:value-type="string" calcext:value-type="string">
            <text:p>CI</text:p>
          </table:table-cell>
        </table:table-row>
        <table:table-row table:style-name="ro2">
          <table:table-cell table:style-name="ce2" office:value-type="string" calcext:value-type="string">
            <text:p>01.wav</text:p>
          </table:table-cell>
          <table:table-cell table:style-name="ce2" office:value-type="string" calcext:value-type="string">
            <text:p>w01.e03.f00</text:p>
          </table:table-cell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1" office:value-type="string" calcext:value-type="string">
            <text:p>01.wav_env+03.wav_fts-nb2.wav</text:p>
          </table:table-cell>
          <table:table-cell table:style-name="ce2" office:value-type="string" calcext:value-type="string">
            <text:p>w01.e03.f02</text:p>
          </table:table-cell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1" office:value-type="string" calcext:value-type="string">
            <text:p>01.wav_env+03.wav_fts-nb4.wav</text:p>
          </table:table-cell>
          <table:table-cell table:style-name="ce2" office:value-type="string" calcext:value-type="string">
            <text:p>w01.e03.f04</text:p>
          </table:table-cell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1" office:value-type="string" calcext:value-type="string">
            <text:p>01.wav_env+03.wav_fts-nb8.wav</text:p>
          </table:table-cell>
          <table:table-cell table:style-name="ce2" office:value-type="string" calcext:value-type="string">
            <text:p>w01.e03.f08</text:p>
          </table:table-cell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1" office:value-type="string" calcext:value-type="string">
            <text:p>01.wav_env+03.wav_fts-nb16.wav</text:p>
          </table:table-cell>
          <table:table-cell table:style-name="ce2" office:value-type="string" calcext:value-type="string">
            <text:p>w01.e03.f16</text:p>
          </table:table-cell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1" office:value-type="string" calcext:value-type="string">
            <text:p>01.wav_env+03.wav_fts-nb32.wav</text:p>
          </table:table-cell>
          <table:table-cell table:style-name="ce2" office:value-type="string" calcext:value-type="string">
            <text:p>w01.e03.f32</text:p>
          </table:table-cell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1" office:value-type="string" calcext:value-type="string">
            <text:p>01.wav_env+03.wav_fts-nb64.wav</text:p>
          </table:table-cell>
          <table:table-cell table:style-name="ce2" office:value-type="string" calcext:value-type="string">
            <text:p>w01.e03.f64</text:p>
          </table:table-cell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3" office:value-type="string" calcext:value-type="string">
            <text:p>02.wav</text:p>
          </table:table-cell>
          <table:table-cell table:style-name="ce3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1" office:value-type="string" calcext:value-type="string">
            <text:p>02.wav_env+11.wav_fts-nb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1" office:value-type="string" calcext:value-type="string">
            <text:p>02.wav_env+11.wav_fts-nb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1" office:value-type="string" calcext:value-type="string">
            <text:p>02.wav_env+11.wav_fts-nb8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1" office:value-type="string" calcext:value-type="string">
            <text:p>02.wav_env+11.wav_fts-nb16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1" office:value-type="string" calcext:value-type="string">
            <text:p>02.wav_env+11.wav_fts-nb3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66708299960628" calcext:value-type="float">
            <text:p>0.1667083</text:p>
          </table:table-cell>
        </table:table-row>
        <table:table-row table:style-name="ro2">
          <table:table-cell table:style-name="ce4" office:value-type="string" calcext:value-type="string">
            <text:p>02.wav_env+11.wav_fts-nb64.wav</text:p>
          </table:table-cell>
          <table:table-cell table:style-name="ce4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0891355790978567" calcext:value-type="float">
            <text:p>0.0891355791</text:p>
          </table:table-cell>
        </table:table-row>
        <table:table-row table:style-name="ro2">
          <table:table-cell table:style-name="ce1" office:value-type="string" calcext:value-type="string">
            <text:p>0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57677298642046" calcext:value-type="float">
            <text:p>0.1576772986</text:p>
          </table:table-cell>
        </table:table-row>
        <table:table-row table:style-name="ro2">
          <table:table-cell table:style-name="ce1" office:value-type="string" calcext:value-type="string">
            <text:p>04.wav_env+26.wav_fts-nb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1" office:value-type="string" calcext:value-type="string">
            <text:p>04.wav_env+26.wav_fts-nb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1" office:value-type="string" calcext:value-type="string">
            <text:p>04.wav_env+26.wav_fts-nb8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1" office:value-type="string" calcext:value-type="string">
            <text:p>04.wav_env+26.wav_fts-nb16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1" office:value-type="string" calcext:value-type="string">
            <text:p>04.wav_env+26.wav_fts-nb3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1" office:value-type="string" calcext:value-type="string">
            <text:p>04.wav_env+26.wav_fts-nb6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3" office:value-type="string" calcext:value-type="string">
            <text:p>05.wav</text:p>
          </table:table-cell>
          <table:table-cell table:style-name="ce3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05.wav_env+17.wav_fts-nb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05.wav_env+17.wav_fts-nb4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05.wav_env+17.wav_fts-nb8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05.wav_env+17.wav_fts-nb16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5" office:value-type="string" calcext:value-type="string">
            <text:p>05.wav_env+17.wav_fts-nb3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4" office:value-type="string" calcext:value-type="string">
            <text:p>05.wav_env+17.wav_fts-nb64.wav</text:p>
          </table:table-cell>
          <table:table-cell table:style-name="ce4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1" office:value-type="string" calcext:value-type="string">
            <text:p>08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1" office:value-type="string" calcext:value-type="string">
            <text:p>08.wav_env+15.wav_fts-nb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66708299960628" calcext:value-type="float">
            <text:p>0.1667083</text:p>
          </table:table-cell>
        </table:table-row>
        <table:table-row table:style-name="ro2">
          <table:table-cell table:style-name="ce1" office:value-type="string" calcext:value-type="string">
            <text:p>08.wav_env+15.wav_fts-nb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0.516397779494322" calcext:value-type="float">
            <text:p>0.5163977795</text:p>
          </table:table-cell>
          <table:table-cell office:value-type="float" office:value="0.146758625117264" calcext:value-type="float">
            <text:p>0.1467586251</text:p>
          </table:table-cell>
        </table:table-row>
        <table:table-row table:style-name="ro2">
          <table:table-cell table:style-name="ce1" office:value-type="string" calcext:value-type="string">
            <text:p>08.wav_env+15.wav_fts-nb8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1" office:value-type="string" calcext:value-type="string">
            <text:p>08.wav_env+15.wav_fts-nb16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75593549193689" calcext:value-type="float">
            <text:p>0.1755935492</text:p>
          </table:table-cell>
        </table:table-row>
        <table:table-row table:style-name="ro2">
          <table:table-cell table:style-name="ce1" office:value-type="string" calcext:value-type="string">
            <text:p>08.wav_env+15.wav_fts-nb3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02894503645729" calcext:value-type="float">
            <text:p>0.1028945036</text:p>
          </table:table-cell>
        </table:table-row>
        <table:table-row table:style-name="ro2">
          <table:table-cell table:style-name="ce1" office:value-type="string" calcext:value-type="string">
            <text:p>08.wav_env+15.wav_fts-nb6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3" office:value-type="string" calcext:value-type="string">
            <text:p>09.wav</text:p>
          </table:table-cell>
          <table:table-cell table:style-name="ce3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02894503645729" calcext:value-type="float">
            <text:p>0.1028945036</text:p>
          </table:table-cell>
        </table:table-row>
        <table:table-row table:style-name="ro2">
          <table:table-cell table:style-name="ce5" office:value-type="string" calcext:value-type="string">
            <text:p>09.wav_env+21.wav_fts-nb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09.wav_env+21.wav_fts-nb4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09.wav_env+21.wav_fts-nb8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09.wav_env+21.wav_fts-nb16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09.wav_env+21.wav_fts-nb3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4" office:value-type="string" calcext:value-type="string">
            <text:p>09.wav_env+21.wav_fts-nb64.wav</text:p>
          </table:table-cell>
          <table:table-cell table:style-name="ce4"/>
          <table:table-cell table:style-name="ce2" office:value-type="string" calcext:value-type="string">
            <text:p>HighHapFine</text:p>
          </table:table-cell>
          <table:table-cell table:style-name="ce7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75593549193689" calcext:value-type="float">
            <text:p>0.1755935492</text:p>
          </table:table-cell>
        </table:table-row>
        <table:table-row table:style-name="ro2">
          <table:table-cell table:style-name="ce1" office:value-type="string" calcext:value-type="string">
            <text:p>10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02894503645729" calcext:value-type="float">
            <text:p>0.1028945036</text:p>
          </table:table-cell>
        </table:table-row>
        <table:table-row table:style-name="ro2">
          <table:table-cell table:style-name="ce1" office:value-type="string" calcext:value-type="string">
            <text:p>10.wav_env+31.wav_fts-nb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1" office:value-type="string" calcext:value-type="string">
            <text:p>10.wav_env+31.wav_fts-nb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1" office:value-type="string" calcext:value-type="string">
            <text:p>10.wav_env+31.wav_fts-nb8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1" office:value-type="string" calcext:value-type="string">
            <text:p>10.wav_env+31.wav_fts-nb16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1" office:value-type="string" calcext:value-type="string">
            <text:p>10.wav_env+31.wav_fts-nb3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26976224623467" calcext:value-type="float">
            <text:p>0.1269762246</text:p>
          </table:table-cell>
        </table:table-row>
        <table:table-row table:style-name="ro2">
          <table:table-cell table:style-name="ce1" office:value-type="string" calcext:value-type="string">
            <text:p>10.wav_env+31.wav_fts-nb6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3" office:value-type="string" calcext:value-type="string">
            <text:p>12.wav</text:p>
          </table:table-cell>
          <table:table-cell table:style-name="ce3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12.wav_env+29.wav_fts-nb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5" office:value-type="string" calcext:value-type="string">
            <text:p>12.wav_env+29.wav_fts-nb4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5" office:value-type="string" calcext:value-type="string">
            <text:p>12.wav_env+29.wav_fts-nb8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5" office:value-type="string" calcext:value-type="string">
            <text:p>12.wav_env+29.wav_fts-nb16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0.516397779494322" calcext:value-type="float">
            <text:p>0.5163977795</text:p>
          </table:table-cell>
          <table:table-cell office:value-type="float" office:value="0.146758625117264" calcext:value-type="float">
            <text:p>0.1467586251</text:p>
          </table:table-cell>
        </table:table-row>
        <table:table-row table:style-name="ro2">
          <table:table-cell table:style-name="ce5" office:value-type="string" calcext:value-type="string">
            <text:p>12.wav_env+29.wav_fts-nb3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0.516397779494322" calcext:value-type="float">
            <text:p>0.5163977795</text:p>
          </table:table-cell>
          <table:table-cell office:value-type="float" office:value="0.146758625117264" calcext:value-type="float">
            <text:p>0.1467586251</text:p>
          </table:table-cell>
        </table:table-row>
        <table:table-row table:style-name="ro2">
          <table:table-cell table:style-name="ce5" office:value-type="string" calcext:value-type="string">
            <text:p>12.wav_env+29.wav_fts-nb64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37207566757252" calcext:value-type="float">
            <text:p>0.1372075668</text:p>
          </table:table-cell>
        </table:table-row>
        <table:table-row table:style-name="ro2">
          <table:table-cell table:style-name="ce3" office:value-type="string" calcext:value-type="string">
            <text:p>13.wav</text:p>
          </table:table-cell>
          <table:table-cell table:style-name="ce3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13.wav_env+32.wav_fts-nb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13.wav_env+32.wav_fts-nb4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5" office:value-type="string" calcext:value-type="string">
            <text:p>13.wav_env+32.wav_fts-nb8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13.wav_env+32.wav_fts-nb16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5" office:value-type="string" calcext:value-type="string">
            <text:p>13.wav_env+32.wav_fts-nb3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57677298642046" calcext:value-type="float">
            <text:p>0.1576772986</text:p>
          </table:table-cell>
        </table:table-row>
        <table:table-row table:style-name="ro2">
          <table:table-cell table:style-name="ce4" office:value-type="string" calcext:value-type="string">
            <text:p>13.wav_env+32.wav_fts-nb64.wav</text:p>
          </table:table-cell>
          <table:table-cell table:style-name="ce4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1" office:value-type="string" calcext:value-type="string">
            <text:p>16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1" office:value-type="string" calcext:value-type="string">
            <text:p>16.wav_env+18.wav_fts-nb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1" office:value-type="string" calcext:value-type="string">
            <text:p>16.wav_env+18.wav_fts-nb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1" office:value-type="string" calcext:value-type="string">
            <text:p>16.wav_env+18.wav_fts-nb8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1" office:value-type="string" calcext:value-type="string">
            <text:p>16.wav_env+18.wav_fts-nb16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1" office:value-type="string" calcext:value-type="string">
            <text:p>16.wav_env+18.wav_fts-nb3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1" office:value-type="string" calcext:value-type="string">
            <text:p>16.wav_env+18.wav_fts-nb6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0891355790978567" calcext:value-type="float">
            <text:p>0.0891355791</text:p>
          </table:table-cell>
        </table:table-row>
        <table:table-row table:style-name="ro2">
          <table:table-cell table:style-name="ce3" office:value-type="string" calcext:value-type="string">
            <text:p>19.wav</text:p>
          </table:table-cell>
          <table:table-cell table:style-name="ce3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0891355790978567" calcext:value-type="float">
            <text:p>0.0891355791</text:p>
          </table:table-cell>
        </table:table-row>
        <table:table-row table:style-name="ro2">
          <table:table-cell table:style-name="ce5" office:value-type="string" calcext:value-type="string">
            <text:p>19.wav_env+28.wav_fts-nb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19.wav_env+28.wav_fts-nb4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19.wav_env+28.wav_fts-nb8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19.wav_env+28.wav_fts-nb16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19.wav_env+28.wav_fts-nb3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4" office:value-type="string" calcext:value-type="string">
            <text:p>19.wav_env+28.wav_fts-nb64.wav</text:p>
          </table:table-cell>
          <table:table-cell table:style-name="ce4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15873365793633" calcext:value-type="float">
            <text:p>0.1158733658</text:p>
          </table:table-cell>
        </table:table-row>
        <table:table-row table:style-name="ro2">
          <table:table-cell table:style-name="ce1" office:value-type="string" calcext:value-type="string">
            <text:p>20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1" office:value-type="string" calcext:value-type="string">
            <text:p>20.wav_env+14.wav_fts-nb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1" office:value-type="string" calcext:value-type="string">
            <text:p>20.wav_env+14.wav_fts-nb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1" office:value-type="string" calcext:value-type="string">
            <text:p>20.wav_env+14.wav_fts-nb8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1" office:value-type="string" calcext:value-type="string">
            <text:p>20.wav_env+14.wav_fts-nb16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1" office:value-type="string" calcext:value-type="string">
            <text:p>20.wav_env+14.wav_fts-nb3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66708299960628" calcext:value-type="float">
            <text:p>0.1667083</text:p>
          </table:table-cell>
        </table:table-row>
        <table:table-row table:style-name="ro2">
          <table:table-cell table:style-name="ce1" office:value-type="string" calcext:value-type="string">
            <text:p>20.wav_env+14.wav_fts-nb6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57677298642046" calcext:value-type="float">
            <text:p>0.1576772986</text:p>
          </table:table-cell>
        </table:table-row>
        <table:table-row table:style-name="ro2">
          <table:table-cell table:style-name="ce3" office:value-type="string" calcext:value-type="string">
            <text:p>22.wav</text:p>
          </table:table-cell>
          <table:table-cell table:style-name="ce3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22.wav_env+24.wav_fts-nb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22.wav_env+24.wav_fts-nb4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22.wav_env+24.wav_fts-nb8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5" office:value-type="string" calcext:value-type="string">
            <text:p>22.wav_env+24.wav_fts-nb16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29166666666667" calcext:value-type="float">
            <text:p>0.2291666667</text:p>
          </table:table-cell>
          <table:table-cell office:value-type="float" office:value="0.478713553878169" calcext:value-type="float">
            <text:p>0.4787135539</text:p>
          </table:table-cell>
          <table:table-cell office:value-type="float" office:value="0.175593549193689" calcext:value-type="float">
            <text:p>0.1755935492</text:p>
          </table:table-cell>
        </table:table-row>
        <table:table-row table:style-name="ro2">
          <table:table-cell table:style-name="ce5" office:value-type="string" calcext:value-type="string">
            <text:p>22.wav_env+24.wav_fts-nb3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37207566757252" calcext:value-type="float">
            <text:p>0.1372075668</text:p>
          </table:table-cell>
        </table:table-row>
        <table:table-row table:style-name="ro2">
          <table:table-cell table:style-name="ce4" office:value-type="string" calcext:value-type="string">
            <text:p>22.wav_env+24.wav_fts-nb64.wav</text:p>
          </table:table-cell>
          <table:table-cell table:style-name="ce4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02894503645729" calcext:value-type="float">
            <text:p>0.1028945036</text:p>
          </table:table-cell>
        </table:table-row>
        <table:table-row table:style-name="ro2">
          <table:table-cell table:style-name="ce5" office:value-type="string" calcext:value-type="string">
            <text:p>23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23.wav_env+06.wav_fts-nb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23.wav_env+06.wav_fts-nb4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5" office:value-type="string" calcext:value-type="string">
            <text:p>23.wav_env+06.wav_fts-nb8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200463322778074" calcext:value-type="float">
            <text:p>0.2004633228</text:p>
          </table:table-cell>
        </table:table-row>
        <table:table-row table:style-name="ro2">
          <table:table-cell table:style-name="ce5" office:value-type="string" calcext:value-type="string">
            <text:p>23.wav_env+06.wav_fts-nb16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57677298642046" calcext:value-type="float">
            <text:p>0.1576772986</text:p>
          </table:table-cell>
        </table:table-row>
        <table:table-row table:style-name="ro2">
          <table:table-cell table:style-name="ce5" office:value-type="string" calcext:value-type="string">
            <text:p>23.wav_env+06.wav_fts-nb3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02894503645729" calcext:value-type="float">
            <text:p>0.1028945036</text:p>
          </table:table-cell>
        </table:table-row>
        <table:table-row table:style-name="ro2">
          <table:table-cell table:style-name="ce4" office:value-type="string" calcext:value-type="string">
            <text:p>23.wav_env+06.wav_fts-nb64.wav</text:p>
          </table:table-cell>
          <table:table-cell table:style-name="ce4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072797384350439" calcext:value-type="float">
            <text:p>0.0727973844</text:p>
          </table:table-cell>
        </table:table-row>
        <table:table-row table:style-name="ro2">
          <table:table-cell table:style-name="ce3" office:value-type="string" calcext:value-type="string">
            <text:p>27.wav</text:p>
          </table:table-cell>
          <table:table-cell table:style-name="ce3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27.wav_env+25.wav_fts-nb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27.wav_env+25.wav_fts-nb4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5" office:value-type="string" calcext:value-type="string">
            <text:p>27.wav_env+25.wav_fts-nb8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341565025531987" calcext:value-type="float">
            <text:p>0.3415650255</text:p>
          </table:table-cell>
          <table:table-cell office:value-type="float" office:value="0.21702006347534" calcext:value-type="float">
            <text:p>0.2170200635</text:p>
          </table:table-cell>
        </table:table-row>
        <table:table-row table:style-name="ro2">
          <table:table-cell table:style-name="ce5" office:value-type="string" calcext:value-type="string">
            <text:p>27.wav_env+25.wav_fts-nb16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262358909973996" calcext:value-type="float">
            <text:p>0.26235891</text:p>
          </table:table-cell>
        </table:table-row>
        <table:table-row table:style-name="ro2">
          <table:table-cell table:style-name="ce5" office:value-type="string" calcext:value-type="string">
            <text:p>27.wav_env+25.wav_fts-nb32.wav</text:p>
          </table:table-cell>
          <table:table-cell table:style-name="ce5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126976224623467" calcext:value-type="float">
            <text:p>0.1269762246</text:p>
          </table:table-cell>
        </table:table-row>
        <table:table-row table:style-name="ro2">
          <table:table-cell table:style-name="ce4" office:value-type="string" calcext:value-type="string">
            <text:p>27.wav_env+25.wav_fts-nb64.wav</text:p>
          </table:table-cell>
          <table:table-cell table:style-name="ce4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51234753829798" calcext:value-type="float">
            <text:p>0.5123475383</text:p>
          </table:table-cell>
          <table:table-cell office:value-type="float" office:value="0.137207566757252" calcext:value-type="float">
            <text:p>0.1372075668</text:p>
          </table:table-cell>
        </table:table-row>
        <table:table-row table:style-name="ro2">
          <table:table-cell table:style-name="ce1" office:value-type="string" calcext:value-type="string">
            <text:p>30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2">
          <table:table-cell table:style-name="ce1" office:value-type="string" calcext:value-type="string">
            <text:p>30.wav_env+07.wav_fts-nb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30.wav_env+07.wav_fts-nb4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1" office:value-type="string" calcext:value-type="string">
            <text:p>30.wav_env+07.wav_fts-nb8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Err:502" office:value-type="string" office:string-value="" calcext:value-type="error">
            <text:p>Err:502</text:p>
          </table:table-cell>
        </table:table-row>
        <table:table-row table:style-name="ro2">
          <table:table-cell table:style-name="ce1" office:value-type="string" calcext:value-type="string">
            <text:p>30.wav_env+07.wav_fts-nb16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447213595499958" calcext:value-type="float">
            <text:p>0.4472135955</text:p>
          </table:table-cell>
          <table:table-cell office:value-type="float" office:value="0.184600699298572" calcext:value-type="float">
            <text:p>0.1846006993</text:p>
          </table:table-cell>
        </table:table-row>
        <table:table-row table:style-name="ro2">
          <table:table-cell table:style-name="ce1" office:value-type="string" calcext:value-type="string">
            <text:p>30.wav_env+07.wav_fts-nb32.wav</text:p>
          </table:table-cell>
          <table:table-cell table:style-name="ce1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403112887414927" calcext:value-type="float">
            <text:p>0.4031128874</text:p>
          </table:table-cell>
          <table:table-cell office:value-type="float" office:value="0.0891355790978567" calcext:value-type="float">
            <text:p>0.0891355791</text:p>
          </table:table-cell>
        </table:table-row>
        <table:table-row table:style-name="ro2">
          <table:table-cell table:style-name="ce4" office:value-type="string" calcext:value-type="string">
            <text:p>30.wav_env+07.wav_fts-nb64.wav</text:p>
          </table:table-cell>
          <table:table-cell table:style-name="ce4"/>
          <table:table-cell table:style-name="ce2" office:value-type="string" calcext:value-type="string">
            <text:p>HighHapFine</text:p>
          </table:table-cell>
          <table:table-cell table:style-name="ce6" office:value-type="string" calcext:value-type="string">
            <text:p>S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5" calcext:value-type="float">
            <text:p>0.25</text:p>
          </table:table-cell>
          <table:table-cell office:value-type="float" office:value="0.0514868893060846" calcext:value-type="float">
            <text:p>0.0514868893</text:p>
          </table:table-cell>
        </table:table-row>
        <table:table-row table:style-name="ro3" table:number-rows-repeated="1048462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Sheet2" table:style-name="ta1">
        <table:table-column table:style-name="co5" table:number-columns-repeated="2" table:default-cell-style-name="Default"/>
        <table:table-column table:style-name="co5" table:number-columns-repeated="2" table:default-cell-style-name="ce12"/>
        <table:table-column table:style-name="co5" table:number-columns-repeated="3" table:default-cell-style-name="Default"/>
        <table:table-row table:style-name="ro3">
          <table:table-cell/>
          <table:table-cell office:value-type="string" calcext:value-type="string">
            <text:p>subject</text:p>
          </table:table-cell>
          <table:table-cell table:style-name="Default" office:value-type="string" calcext:value-type="string">
            <text:p>birthday</text:p>
          </table:table-cell>
          <table:table-cell table:style-name="Default" office:value-type="string" calcext:value-type="string">
            <text:p>evaluation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nivel</text:p>
          </table:table-cell>
        </table:table-row>
        <table:table-row table:style-name="ro2">
          <table:table-cell/>
          <table:table-cell office:value-type="string" calcext:value-type="string">
            <text:p>luis</text:p>
          </table:table-cell>
          <table:table-cell office:value-type="date" office:date-value="1996-06-11" calcext:value-type="date">
            <text:p>11/06/1996</text:p>
          </table:table-cell>
          <table:table-cell office:value-type="date" office:date-value="2015-04-24" calcext:value-type="date">
            <text:p>24/04/2015</text:p>
          </table:table-cell>
          <table:table-cell office:value-type="float" office:value="18.8665297741273" calcext:value-type="float">
            <text:p>18.866529774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Karen</text:p>
          </table:table-cell>
          <table:table-cell/>
          <table:table-cell office:value-type="date" office:date-value="2015-04-24" calcext:value-type="date">
            <text:p>24/04/201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Juan</text:p>
          </table:table-cell>
          <table:table-cell office:value-type="date" office:date-value="1994-07-03" calcext:value-type="date">
            <text:p>03/07/1994</text:p>
          </table:table-cell>
          <table:table-cell office:value-type="date" office:date-value="2015-04-24" calcext:value-type="date">
            <text:p>24/04/2015</text:p>
          </table:table-cell>
          <table:table-cell office:value-type="float" office:value="20.8089607965152" calcext:value-type="float">
            <text:p>20.8089607965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jorge</text:p>
          </table:table-cell>
          <table:table-cell office:value-type="date" office:date-value="1993-09-19" calcext:value-type="date">
            <text:p>19/09/1993</text:p>
          </table:table-cell>
          <table:table-cell office:value-type="date" office:date-value="2015-04-24" calcext:value-type="date">
            <text:p>24/04/2015</text:p>
          </table:table-cell>
          <table:table-cell office:value-type="float" office:value="21.5953571428571" calcext:value-type="float">
            <text:p>21.5953571429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Sebastian</text:p>
          </table:table-cell>
          <table:table-cell/>
          <table:table-cell office:value-type="date" office:date-value="2015-04-24" calcext:value-type="date">
            <text:p>24/04/201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az</text:p>
          </table:table-cell>
          <table:table-cell/>
          <table:table-cell office:value-type="date" office:date-value="2015-04-24" calcext:value-type="date">
            <text:p>24/04/201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estor</text:p>
          </table:table-cell>
          <table:table-cell office:value-type="date" office:date-value="1994-10-18" calcext:value-type="date">
            <text:p>18/10/1994</text:p>
          </table:table-cell>
          <table:table-cell office:value-type="date" office:date-value="2015-04-24" calcext:value-type="date">
            <text:p>24/04/2015</text:p>
          </table:table-cell>
          <table:table-cell office:value-type="float" office:value="20.5159925326696" calcext:value-type="float">
            <text:p>20.51599253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uth</text:p>
          </table:table-cell>
          <table:table-cell office:value-type="date" office:date-value="1991-06-26" calcext:value-type="date">
            <text:p>26/06/1991</text:p>
          </table:table-cell>
          <table:table-cell office:value-type="date" office:date-value="2015-04-24" calcext:value-type="date">
            <text:p>24/04/2015</text:p>
          </table:table-cell>
          <table:table-cell office:value-type="float" office:value="23.8281677800898" calcext:value-type="float">
            <text:p>23.82816778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ria</text:p>
          </table:table-cell>
          <table:table-cell/>
          <table:table-cell office:value-type="date" office:date-value="2015-04-24" calcext:value-type="date">
            <text:p>24/04/201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aniela</text:p>
          </table:table-cell>
          <table:table-cell office:value-type="date" office:date-value="1994-03-07" calcext:value-type="date">
            <text:p>07/03/1994</text:p>
          </table:table-cell>
          <table:table-cell office:value-type="date" office:date-value="2015-04-24" calcext:value-type="date">
            <text:p>24/04/2015</text:p>
          </table:table-cell>
          <table:table-cell office:value-type="float" office:value="21.1320472930927" calcext:value-type="float">
            <text:p>21.132047293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Melisa</text:p>
          </table:table-cell>
          <table:table-cell office:value-type="date" office:date-value="1994-09-15" calcext:value-type="date">
            <text:p>15/09/1994</text:p>
          </table:table-cell>
          <table:table-cell office:value-type="date" office:date-value="2015-04-24" calcext:value-type="date">
            <text:p>24/04/2015</text:p>
          </table:table-cell>
          <table:table-cell office:value-type="float" office:value="20.606347230865" calcext:value-type="float">
            <text:p>20.60634723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icardo</text:p>
          </table:table-cell>
          <table:table-cell office:value-type="date" office:date-value="1990-12-17" calcext:value-type="date">
            <text:p>17/12/1990</text:p>
          </table:table-cell>
          <table:table-cell office:value-type="date" office:date-value="2015-04-24" calcext:value-type="date">
            <text:p>24/04/2015</text:p>
          </table:table-cell>
          <table:table-cell office:value-type="float" office:value="24.3517270429655" calcext:value-type="float">
            <text:p>24.35172704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Berta</text:p>
          </table:table-cell>
          <table:table-cell office:value-type="date" office:date-value="1992-06-29" calcext:value-type="date">
            <text:p>29/06/1992</text:p>
          </table:table-cell>
          <table:table-cell office:value-type="date" office:date-value="2015-04-24" calcext:value-type="date">
            <text:p>24/04/2015</text:p>
          </table:table-cell>
          <table:table-cell office:value-type="float" office:value="22.8172484599589" calcext:value-type="float">
            <text:p>22.817248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Julio </text:p>
          </table:table-cell>
          <table:table-cell office:value-type="date" office:date-value="1989-04-10" calcext:value-type="date">
            <text:p>10/04/1989</text:p>
          </table:table-cell>
          <table:table-cell office:value-type="date" office:date-value="2015-04-24" calcext:value-type="date">
            <text:p>24/04/2015</text:p>
          </table:table-cell>
          <table:table-cell office:value-type="float" office:value="26.0389412838455" calcext:value-type="float">
            <text:p>26.03894128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cilA</text:p>
          </table:table-cell>
          <table:table-cell/>
          <table:table-cell office:value-type="date" office:date-value="2015-04-24" calcext:value-type="date">
            <text:p>24/04/20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Jose</text:p>
          </table:table-cell>
          <table:table-cell office:value-type="date" office:date-value="1992-11-28" calcext:value-type="date">
            <text:p>28/11/1992</text:p>
          </table:table-cell>
          <table:table-cell office:value-type="date" office:date-value="2015-04-24" calcext:value-type="date">
            <text:p>24/04/2015</text:p>
          </table:table-cell>
          <table:table-cell office:value-type="float" office:value="22.4010951403149" calcext:value-type="float">
            <text:p>22.4010951403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$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$ </number:text>
    </number:number-style>
    <number:number-style style:name="N122">
      <number:text>(</number:text>
      <number:number number:decimal-places="0" number:min-integer-digits="1" number:grouping="true"/>
      <number:text> $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$ </number:text>
    </number:number-style>
    <number:number-style style:name="N123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$ </number:text>
    </number:number-style>
    <number:number-style style:name="N124">
      <number:text>(</number:text>
      <number:number number:decimal-places="2" number:min-integer-digits="1" number:grouping="true"/>
      <number:text> $)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$ </number:text>
    </number:number-style>
    <number:number-style style:name="N125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25P0"/>
    </number:number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 $ </number:text>
    </number:number-style>
    <number:number-style style:name="N126P1" style:volatile="true">
      <number:text> </number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26P2" style:volatile="true">
      <number:text> </number:text>
      <loext:fill-character> </loext:fill-character>
      <number:text>-  $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text> </number:text>
      <loext:fill-character> </loext:fill-character>
      <number:number number:decimal-places="0" number:min-integer-digits="1" number:grouping="true"/>
      <number:text>     </number:text>
    </number:currency-style>
    <number:currency-style style:name="N127P1" style:volatile="true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27P2" style:volatile="true">
      <number:text> </number:text>
      <loext:fill-character> </loext:fill-character>
      <number:text>-    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loext:fill-character> </loext:fill-character>
      <number:number number:decimal-places="2" number:min-integer-digits="1" number:grouping="true"/>
      <number:text>  $ </number:text>
    </number:number-style>
    <number:number-style style:name="N128P1" style:volatile="true">
      <number:text> </number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 $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text> </number:text>
      <loext:fill-character> </loext:fill-character>
      <number:number number:decimal-places="2" number:min-integer-digits="1" number:grouping="true"/>
      <number:text>     </number:text>
    </number:currency-style>
    <number:currency-style style:name="N129P1" style:volatile="true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29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True</number:text>
    </number:number-style>
    <number:number-style style:name="N131P1" style:volatile="true">
      <number:text>True</number:text>
    </number:number-style>
    <number:number-style style:name="N131">
      <number:text>Fals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On</number:text>
    </number:number-style>
    <number:number-style style:name="N132P1" style:volatile="true">
      <number:text>On</number:text>
    </number:number-style>
    <number:number-style style:name="N132">
      <number:text>Off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 number:language="es" number:country="MX">€</number:currency-symbol>
      <number:text> </number:text>
      <number:number number: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 number:language="es" number:country="MX">€</number:currency-symbol>
      <number:text> </number:text>
      <number:number number:decimal-places="2" number:min-integer-digits="1" number:grouping="true"/>
      <number:text>)</number:text>
      <style:map style:condition="value()&gt;=0" style:apply-style-name="N133P0"/>
    </number:currency-style>
    <number:number-style style:name="N134">
      <number:number number:decimal-places="0" number:min-integer-digits="5"/>
    </number:number-style>
    <number:date-style style:name="N1012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7:16:13.651059329</meta:creation-date>
    <dc:date>2018-01-24T17:56:01.281792280</dc:date>
    <meta:editing-duration>PT9M6S</meta:editing-duration>
    <meta:editing-cycles>3</meta:editing-cycles>
    <meta:generator>LibreOffice/4.2.8.2$Linux_X86_64 LibreOffice_project/420m0$Build-2</meta:generator>
    <meta:document-statistic meta:table-count="2" meta:cell-count="2785" meta:object-count="0"/>
  </office:meta>
</office:document-meta>
</file>